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language="sv" fo:country="SE" fo:font-style="normal" fo:font-weight="normal" officeooo:rsid="001d8680" officeooo:paragraph-rsid="00177f68" style:font-style-asian="normal" style:font-weight-asian="normal" style:font-style-complex="normal" style:font-weight-complex="normal" style:script-type="latin"/>
    </style:style>
    <style:style style:name="P2" style:family="paragraph" style:parent-style-name="Standard">
      <style:paragraph-properties fo:text-align="center" style:justify-single-word="false"/>
      <style:text-properties style:font-name="Times New Roman" fo:language="sv" fo:country="SE" fo:font-style="normal" fo:font-weight="bold" officeooo:rsid="001ff166" officeooo:paragraph-rsid="001ff166" style:font-style-asian="normal" style:font-weight-asian="bold" style:font-style-complex="normal" style:font-weight-complex="bold" style:script-type="latin"/>
    </style:style>
    <style:style style:name="P3" style:family="paragraph" style:parent-style-name="Standard">
      <style:paragraph-properties fo:text-align="center" style:justify-single-word="false"/>
      <style:text-properties style:font-name="Times New Roman" fo:language="sv" fo:country="SE" fo:font-style="normal" fo:font-weight="normal" officeooo:rsid="001ff166" officeooo:paragraph-rsid="001ff166" style:font-style-asian="normal" style:font-weight-asian="normal" style:font-style-complex="normal" style:font-weight-complex="normal" style:script-type="latin"/>
    </style:style>
    <style:style style:name="P4" style:family="paragraph" style:parent-style-name="Standard">
      <style:paragraph-properties fo:text-align="start" style:justify-single-word="false"/>
      <style:text-properties style:font-name="Times New Roman" fo:language="sv" fo:country="SE" fo:font-style="normal" fo:font-weight="normal" officeooo:rsid="001ff166" officeooo:paragraph-rsid="001ff166" style:font-style-asian="normal" style:font-weight-asian="normal" style:font-style-complex="normal" style:font-weight-complex="normal" style:script-type="latin"/>
    </style:style>
    <style:style style:name="P5" style:family="paragraph" style:parent-style-name="Standard">
      <style:paragraph-properties fo:text-align="start" style:justify-single-word="false"/>
      <style:text-properties style:font-name="Times New Roman" fo:language="sv" fo:country="SE" fo:font-style="normal" fo:font-weight="normal" officeooo:rsid="00213cc6" officeooo:paragraph-rsid="00213cc6" style:font-style-asian="normal" style:font-weight-asian="normal" style:font-style-complex="normal" style:font-weight-complex="normal" style:script-type="latin"/>
    </style:style>
    <style:style style:name="P6" style:family="paragraph" style:parent-style-name="Standard">
      <style:paragraph-properties fo:text-align="center" style:justify-single-word="false"/>
      <style:text-properties style:font-name="Times New Roman" fo:language="sv" fo:country="SE" fo:font-style="normal" fo:font-weight="bold" officeooo:rsid="00232708" officeooo:paragraph-rsid="00232708" style:font-style-asian="normal" style:font-weight-asian="bold" style:font-style-complex="normal" style:font-weight-complex="bold" style:script-type="latin"/>
    </style:style>
    <style:style style:name="P7" style:family="paragraph" style:parent-style-name="Standard">
      <style:paragraph-properties fo:text-align="center" style:justify-single-word="false"/>
      <style:text-properties style:font-name="Times New Roman" fo:language="sv" fo:country="SE" fo:font-style="normal" fo:font-weight="normal" officeooo:rsid="00232708" officeooo:paragraph-rsid="00232708" style:font-style-asian="normal" style:font-weight-asian="normal" style:font-style-complex="normal" style:font-weight-complex="normal" style:script-type="latin"/>
    </style:style>
    <style:style style:name="P8" style:family="paragraph" style:parent-style-name="Standard">
      <style:paragraph-properties fo:text-align="start" style:justify-single-word="false"/>
      <style:text-properties style:font-name="Times New Roman" fo:language="sv" fo:country="SE" fo:font-style="normal" fo:font-weight="bold" officeooo:rsid="0023398e" officeooo:paragraph-rsid="0023398e" style:font-style-asian="normal" style:font-weight-asian="bold" style:font-style-complex="normal" style:font-weight-complex="bold" style:script-type="latin"/>
    </style:style>
    <style:style style:name="P9" style:family="paragraph" style:parent-style-name="Standard">
      <style:paragraph-properties fo:text-align="start" style:justify-single-word="false"/>
      <style:text-properties style:font-name="Times New Roman" fo:language="sv" fo:country="SE" fo:font-style="normal" fo:font-weight="normal" officeooo:rsid="0027ba74" officeooo:paragraph-rsid="0027ba74" style:font-style-asian="normal" style:font-weight-asian="normal" style:font-style-complex="normal" style:font-weight-complex="normal" style:script-type="latin"/>
    </style:style>
    <style:style style:name="P10" style:family="paragraph" style:parent-style-name="Standard">
      <style:paragraph-properties fo:text-align="start" style:justify-single-word="false"/>
      <style:text-properties style:font-name="Times New Roman" fo:language="sv" fo:country="SE" fo:font-style="normal" fo:font-weight="normal" officeooo:rsid="0028ab40" officeooo:paragraph-rsid="0028ab40" style:font-style-asian="normal" style:font-weight-asian="normal" style:font-style-complex="normal" style:font-weight-complex="normal" style:script-type="latin"/>
    </style:style>
    <style:style style:name="P11" style:family="paragraph" style:parent-style-name="Standard">
      <style:paragraph-properties fo:text-align="start" style:justify-single-word="false"/>
      <style:text-properties style:font-name="Times New Roman" fo:language="sv" fo:country="SE" fo:font-style="normal" fo:font-weight="normal" officeooo:rsid="002c02df" officeooo:paragraph-rsid="002c02df" style:font-style-asian="normal" style:font-weight-asian="normal" style:font-style-complex="normal" style:font-weight-complex="normal" style:script-type="latin"/>
    </style:style>
    <style:style style:name="P12" style:family="paragraph" style:parent-style-name="Standard">
      <style:paragraph-properties fo:text-align="start" style:justify-single-word="false"/>
      <style:text-properties style:font-name="Times New Roman" fo:language="sv" fo:country="SE" fo:font-style="normal" fo:font-weight="normal" officeooo:rsid="002cb054" officeooo:paragraph-rsid="002cb054" style:font-style-asian="normal" style:font-weight-asian="normal" style:font-style-complex="normal" style:font-weight-complex="normal" style:script-type="latin"/>
    </style:style>
    <style:style style:name="P13" style:family="paragraph" style:parent-style-name="Standard">
      <style:paragraph-properties fo:text-align="center" style:justify-single-word="false"/>
      <style:text-properties style:font-name="Times New Roman" fo:language="sv" fo:country="SE" fo:font-style="normal" fo:font-weight="bold" officeooo:rsid="002fd86c" officeooo:paragraph-rsid="002fd86c" style:font-style-asian="normal" style:font-weight-asian="bold" style:font-style-complex="normal" style:font-weight-complex="bold" style:script-type="latin"/>
    </style:style>
    <style:style style:name="P14" style:family="paragraph" style:parent-style-name="Standard">
      <style:paragraph-properties fo:text-align="center" style:justify-single-word="false"/>
      <style:text-properties style:font-name="Times New Roman" fo:language="sv" fo:country="SE" fo:font-style="normal" fo:font-weight="normal" officeooo:rsid="002fd86c" officeooo:paragraph-rsid="002fd86c" style:font-style-asian="normal" style:font-weight-asian="normal" style:font-style-complex="normal" style:font-weight-complex="normal" style:script-type="latin"/>
    </style:style>
    <style:style style:name="P15" style:family="paragraph" style:parent-style-name="Standard">
      <style:paragraph-properties fo:text-align="start" style:justify-single-word="false"/>
      <style:text-properties style:font-name="Times New Roman" fo:language="sv" fo:country="SE" fo:font-style="normal" fo:font-weight="normal" officeooo:rsid="00311557" officeooo:paragraph-rsid="00311557" style:font-style-asian="normal" style:font-weight-asian="normal" style:font-style-complex="normal" style:font-weight-complex="normal" style:script-type="latin"/>
    </style:style>
    <style:style style:name="P16" style:family="paragraph" style:parent-style-name="Standard">
      <style:paragraph-properties fo:text-align="start" style:justify-single-word="false"/>
      <style:text-properties style:font-name="Times New Roman" fo:language="sv" fo:country="SE" fo:font-style="normal" fo:font-weight="normal" officeooo:rsid="0033ddc1" officeooo:paragraph-rsid="0033ddc1" style:font-style-asian="normal" style:font-weight-asian="normal" style:font-style-complex="normal" style:font-weight-complex="normal" style:script-type="latin"/>
    </style:style>
    <style:style style:name="P17" style:family="paragraph" style:parent-style-name="Standard">
      <style:paragraph-properties fo:text-align="start" style:justify-single-word="false"/>
      <style:text-properties style:font-name="Times New Roman" fo:language="sv" fo:country="SE" fo:font-style="normal" fo:font-weight="normal" officeooo:rsid="0034d735" officeooo:paragraph-rsid="0034d735" style:font-style-asian="normal" style:font-weight-asian="normal" style:font-style-complex="normal" style:font-weight-complex="normal" style:script-type="latin"/>
    </style:style>
    <style:style style:name="P18" style:family="paragraph" style:parent-style-name="Standard">
      <style:paragraph-properties fo:text-align="center" style:justify-single-word="false"/>
      <style:text-properties style:font-name="Times New Roman" fo:language="sv" fo:country="SE" fo:font-style="normal" fo:font-weight="bold" officeooo:rsid="00374704" officeooo:paragraph-rsid="00374704" style:font-style-asian="normal" style:font-weight-asian="bold" style:font-style-complex="normal" style:font-weight-complex="bold" style:script-type="latin"/>
    </style:style>
    <style:style style:name="P19" style:family="paragraph" style:parent-style-name="Standard">
      <style:paragraph-properties fo:text-align="center" style:justify-single-word="false"/>
      <style:text-properties style:font-name="Times New Roman" fo:language="sv" fo:country="SE" fo:font-style="normal" fo:font-weight="bold" officeooo:rsid="0052c42a" officeooo:paragraph-rsid="0052c42a" style:font-style-asian="normal" style:font-weight-asian="bold" style:font-style-complex="normal" style:font-weight-complex="bold" style:script-type="latin"/>
    </style:style>
    <style:style style:name="P20" style:family="paragraph" style:parent-style-name="Standard">
      <style:paragraph-properties fo:text-align="center" style:justify-single-word="false"/>
      <style:text-properties style:font-name="Times New Roman" fo:language="sv" fo:country="SE" fo:font-style="normal" fo:font-weight="bold" officeooo:rsid="00374704" officeooo:paragraph-rsid="0052c42a" style:font-style-asian="normal" style:font-weight-asian="bold" style:font-style-complex="normal" style:font-weight-complex="bold" style:script-type="latin"/>
    </style:style>
    <style:style style:name="P21" style:family="paragraph" style:parent-style-name="Standard">
      <style:paragraph-properties fo:text-align="center" style:justify-single-word="false"/>
      <style:text-properties style:font-name="Times New Roman" fo:language="sv" fo:country="SE" fo:font-style="normal" fo:font-weight="bold" officeooo:rsid="00393859" officeooo:paragraph-rsid="00393859" style:font-style-asian="normal" style:font-weight-asian="bold" style:font-style-complex="normal" style:font-weight-complex="bold" style:script-type="latin"/>
    </style:style>
    <style:style style:name="P22" style:family="paragraph" style:parent-style-name="Standard">
      <style:paragraph-properties fo:text-align="start" style:justify-single-word="false"/>
      <style:text-properties style:font-name="Times New Roman" fo:language="sv" fo:country="SE" fo:font-style="normal" fo:font-weight="bold" officeooo:rsid="00393859" officeooo:paragraph-rsid="00393859" style:font-style-asian="normal" style:font-weight-asian="bold" style:font-style-complex="normal" style:font-weight-complex="bold" style:script-type="latin"/>
    </style:style>
    <style:style style:name="P23" style:family="paragraph" style:parent-style-name="Standard">
      <style:paragraph-properties fo:text-align="start" style:justify-single-word="false"/>
      <style:text-properties style:font-name="Times New Roman" fo:language="sv" fo:country="SE" fo:font-style="normal" fo:font-weight="normal" officeooo:rsid="003daed8" officeooo:paragraph-rsid="003daed8" style:font-style-asian="normal" style:font-weight-asian="normal" style:font-style-complex="normal" style:font-weight-complex="normal" style:script-type="latin"/>
    </style:style>
    <style:style style:name="P24" style:family="paragraph" style:parent-style-name="Standard">
      <style:paragraph-properties fo:text-align="start" style:justify-single-word="false"/>
      <style:text-properties style:font-name="Times New Roman" fo:language="sv" fo:country="SE" fo:font-style="normal" fo:font-weight="normal" officeooo:rsid="003bc8e8" officeooo:paragraph-rsid="003bc8e8" style:font-style-asian="normal" style:font-weight-asian="normal" style:font-style-complex="normal" style:font-weight-complex="normal" style:script-type="latin"/>
    </style:style>
    <style:style style:name="P25" style:family="paragraph" style:parent-style-name="Standard">
      <style:paragraph-properties fo:text-align="center" style:justify-single-word="false"/>
      <style:text-properties style:font-name="Times New Roman" fo:language="sv" fo:country="SE" fo:font-style="normal" fo:font-weight="bold" officeooo:rsid="003e922c" officeooo:paragraph-rsid="003e922c" style:font-style-asian="normal" style:font-weight-asian="bold" style:font-style-complex="normal" style:font-weight-complex="bold" style:script-type="latin"/>
    </style:style>
    <style:style style:name="P26" style:family="paragraph" style:parent-style-name="Standard">
      <style:paragraph-properties fo:text-align="start" style:justify-single-word="false"/>
      <style:text-properties style:font-name="Times New Roman" fo:language="sv" fo:country="SE" fo:font-style="normal" fo:font-weight="bold" officeooo:rsid="003f4437" officeooo:paragraph-rsid="003f4437" style:font-style-asian="normal" style:font-weight-asian="bold" style:font-style-complex="normal" style:font-weight-complex="bold" style:script-type="latin"/>
    </style:style>
    <style:style style:name="P27" style:family="paragraph" style:parent-style-name="Standard">
      <style:paragraph-properties fo:text-align="start" style:justify-single-word="false"/>
      <style:text-properties style:font-name="Times New Roman" fo:language="sv" fo:country="SE" fo:font-style="normal" fo:font-weight="normal" officeooo:rsid="003f62b4" officeooo:paragraph-rsid="003f62b4" style:font-style-asian="normal" style:font-weight-asian="normal" style:font-style-complex="normal" style:font-weight-complex="normal" style:script-type="latin"/>
    </style:style>
    <style:style style:name="P28" style:family="paragraph" style:parent-style-name="Standard">
      <style:paragraph-properties fo:text-align="start" style:justify-single-word="false"/>
      <style:text-properties style:font-name="Times New Roman" fo:language="sv" fo:country="SE" fo:font-style="normal" fo:font-weight="normal" officeooo:rsid="003f78ef" officeooo:paragraph-rsid="003f78ef" style:font-style-asian="normal" style:font-weight-asian="normal" style:font-style-complex="normal" style:font-weight-complex="normal" style:script-type="latin"/>
    </style:style>
    <style:style style:name="T1" style:family="text">
      <style:text-properties officeooo:rsid="00457fb1"/>
    </style:style>
    <style:style style:name="T2" style:family="text">
      <style:text-properties officeooo:rsid="0026a792"/>
    </style:style>
    <style:style style:name="T3" style:family="text">
      <style:text-properties officeooo:rsid="002951b7"/>
    </style:style>
    <style:style style:name="T4" style:family="text">
      <style:text-properties officeooo:rsid="0028e29a"/>
    </style:style>
    <style:style style:name="T5" style:family="text">
      <style:text-properties officeooo:rsid="002cb054"/>
    </style:style>
    <style:style style:name="T6" style:family="text">
      <style:text-properties officeooo:rsid="002d477c"/>
    </style:style>
    <style:style style:name="T7" style:family="text">
      <style:text-properties officeooo:rsid="002e3027"/>
    </style:style>
    <style:style style:name="T8" style:family="text">
      <style:text-properties officeooo:rsid="004c331a"/>
    </style:style>
    <style:style style:name="T9" style:family="text">
      <style:text-properties officeooo:rsid="004b775b"/>
    </style:style>
    <style:style style:name="T10" style:family="text">
      <style:text-properties officeooo:rsid="00320383"/>
    </style:style>
    <style:style style:name="T11" style:family="text">
      <style:text-properties officeooo:rsid="0033ddc1"/>
    </style:style>
    <style:style style:name="T12" style:family="text">
      <style:text-properties fo:font-style="italic" style:font-style-asian="italic" style:font-style-complex="italic"/>
    </style:style>
    <style:style style:name="T13" style:family="text">
      <style:text-properties officeooo:rsid="0036b5b9"/>
    </style:style>
    <style:style style:name="T14" style:family="text">
      <style:text-properties officeooo:rsid="0047f9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Uppg<text:span text:style-name="T1">ift </text:span>2: Hur skulle du definiera hållbar utveckling med egna ord?</text:p>
      <text:p text:style-name="P2"/>
      <text:p text:style-name="P2"/>
      <text:p text:style-name="P2">Hållbar utveckling</text:p>
      <text:p text:style-name="P3"/>
      <text:p text:style-name="P4">Hållbar utveckling är ett uttryck som innebär att positivt förändra dagens samhälle på ett sätt som inte förbrukar för mycket av framtidens resurser. Ur ett ekonomiskt perspektiv innebär det att vi producerar mer tjänster och produkter än vi konsumerar i utvecklingen, medans det ur ett ekologiskt perspektiv innebär att vi inte använder för mycket av planetens resurser. Hållbar utveckling kan även innefatta sociala faktorer, såsom hur människorna som bedriver utvecklingen eller påverkas av den behandlas även när man tar människors sociala klass i åtanke. </text:p>
      <text:p text:style-name="P5"/>
      <text:p text:style-name="P5"/>
      <text:p text:style-name="P4"/>
      <text:p text:style-name="P4"/>
      <text:p text:style-name="P6">Uppg<text:span text:style-name="T1">ift</text:span> 3: Kortfattad beskrivning om ”mina” tre globala mål</text:p>
      <text:p text:style-name="P7"/>
      <text:p text:style-name="P7"/>
      <text:p text:style-name="P8"><text:span text:style-name="T2">Anständiga</text:span> arbetsvillkor och ekonomisk tillväxt</text:p>
      <text:p text:style-name="P8"/>
      <text:p text:style-name="P9">Verka för varaktig inkluderande och hållbar ekonomisk tillväxt för alla. </text:p>
      <text:p text:style-name="P9">Produktiv sysselsättning och anständiga arbetsvillkor.</text:p>
      <text:p text:style-name="P9"/>
      <text:p text:style-name="P10">Vi ska </text:p>
      <text:p text:style-name="P8"/>
      <text:p text:style-name="P8">Hållbar energi för alla</text:p>
      <text:p text:style-name="P8"/>
      <text:p text:style-name="P10">Med ständigt ökande energikrav måste det finnas tillgång till hållbar och tillförlitlig energi. Till alla.</text:p>
      <text:p text:style-name="P10">En väldigt stor del av våra utsläpp kommer ifrån dagens elproduktion, exempelvis från kol-, olje- och gaskraftverk. </text:p>
      <text:p text:style-name="P8"/>
      <text:p text:style-name="P10">Detta mål handlar också om att öka tillgången av elektricitet till fattiga områden i världen vilket ytterligare ökar vikten av hållbar energiproduktion.<text:line-break/><text:line-break/>För mig är detta en väldigt viktig fråga då jag personligen tror att energiproduktion kommer vara en av de viktigaste faktorerna för att sakta ner och så småningom vända på klimatförändringen. <text:line-break/>Att reducera energianvänd<text:span text:style-name="T3">n</text:span>ing och att effektivisera den kommer att vara superviktigt också.</text:p>
      <text:p text:style-name="P10"/>
      <text:p text:style-name="P10">Men i takt med att vi går bort ifrån användning av fossila bränslen inom transport så kommer ökningen av beroendet av fossila kraftverk öka – vilket förstås är lika ohållbart. Jag tror att på kort sikt investera i kärnkraft för <text:span text:style-name="T4">att så tidigt som möjligt kunna gå bort ifrån fossila bränslen och gå över till förnybara alternativ är väldigt viktigt.</text:span></text:p>
      <text:p text:style-name="P8"/>
      <text:p text:style-name="P8"/>
      <text:p text:style-name="P8"><text:soft-page-break/>Ingen fattigdom</text:p>
      <text:p text:style-name="P8"/>
      <text:p text:style-name="P11">Fattigdom kan innebära fler saker än brist på ekonomiska medel. <text:span text:style-name="T5">Det leder också till avsaknad av politiskt inflytande, trygghet, säkerhet och utbildning. En stor mängd människor idag lever fortfarande i fattigdom.</text:span></text:p>
      <text:p text:style-name="P12">Att vara fattig är en stor indikator på förkortad livslängd. </text:p>
      <text:p text:style-name="P12"/>
      <text:p text:style-name="P12">Länder med hög fattigdom har en stor del av befolkningen som antingen saknar politisk influens eller politiskt intresse för den delen. Människor som lever i fattigdom har extremt låg handlingskraft, möjligheter till att förbättra samhället runtom sig eller möjlighet till att påverka. </text:p>
      <text:p text:style-name="P12"/>
      <text:p text:style-name="P12">När många människor är fattiga löper korruption högt och institutioner och myndigheter är utarmade. Inflytande och makt tenderar att samlas i toppskiktet och elaka aktörers inflytande är starkt. När folket saknar makt och inflytande <text:span text:style-name="T6">ökar risken för social och ekonomisk</text:span> orättvisa och <text:span text:style-name="T6">ojämlikhet.<text:line-break/><text:line-break/>Fattiga människor måste prioritera överlevnad och kan därför inte fokusera på komplexa samhällsproblem – för de har inte prioritet. </text:span><text:span text:style-name="T7">Om alla ska förväntas bidra till hållbar utveckling måste först alla ha en chans att påverka.</text:span></text:p>
      <text:p text:style-name="P6"/>
      <text:p text:style-name="P6"/>
      <text:p text:style-name="P6"/>
      <text:p text:style-name="P6"/>
      <text:p text:style-name="P13"><text:span text:style-name="T8">Deluppgift</text:span> 4 </text:p>
      <text:p text:style-name="P13">Reflektion om de <text:span text:style-name="T8">två</text:span> graferna om <text:span text:style-name="T9">livslängd</text:span> och <text:span text:style-name="T9">inkomst</text:span></text:p>
      <text:p text:style-name="P13"/>
      <text:p text:style-name="P14"/>
      <text:p text:style-name="P15">Hans Rosling <text:span text:style-name="T1">ger en kort och koncis förklaring på hur avsaknad av ekonomiska medel korrelerar med minskad livslängd</text:span>. <text:span text:style-name="T10">Det skulle vara intressant att se variationerna inom samma inkomst</text:span><text:span text:style-name="T11">område</text:span><text:span text:style-name="T10"> för att se vad de beror på. Gissningsvis korruption. </text:span></text:p>
      <text:p text:style-name="P15"/>
      <text:p text:style-name="P16">Personligen tycker jag att korruption och orättvis fördelning av makt är en av de största hindren för hållbar utveckling. Fattiga länder kommer fortsätta vara fattiga för att en stor del av biståndet missbrukas eller försvinner till andra ändamål än vad som var menat. Exempelvis mat som skulle ges till befolkningen <text:span text:style-name="T12">säljs </text:span>istället till befolkningen.<text:line-break/></text:p>
      <text:p text:style-name="P17">Fattigdom leder till korruption och korruption leder till fattigdom i en ond cirkel. <text:span text:style-name="T13">Hur livslängd påverkar hållbar utveckling är jag osäker på, men jag gissar att en bättre folkhälsa är mer ekonomiskt gångbart.</text:span></text:p>
      <text:p text:style-name="P17"/>
      <text:p text:style-name="P17"/>
      <text:p text:style-name="P17"/>
      <text:p text:style-name="P17"/>
      <text:p text:style-name="P17"/>
      <text:p text:style-name="P17"/>
      <text:p text:style-name="P17"/>
      <text:p text:style-name="P17"/>
      <text:p text:style-name="P17"/>
      <text:p text:style-name="P17"><text:soft-page-break/></text:p>
      <text:p text:style-name="P18"/>
      <text:p text:style-name="P19">¨</text:p>
      <text:p text:style-name="P20">Deluppg<text:span text:style-name="T14">ift</text:span> 5.</text:p>
      <text:p text:style-name="P18">DEBATT</text:p>
      <text:p text:style-name="P18"/>
      <text:p text:style-name="P21">#1 Att spara energi eller att öka energieffektiviteten</text:p>
      <text:p text:style-name="P22"/>
      <text:p text:style-name="P22">För energieffektiviseringar -</text:p>
      <text:p text:style-name="P23">Här tror jag att ett samhälle kan göra enorma vinningar eftersom det är lätt att centralisera förändringar och att man enkelt kan ta bort individuellt ansvar och individuell uppoffring. Om vi kan effektivisera produktionen av mat – slutar folk känna skuld över att de inte har råd över ett ”bättre” alternativ. Att vara miljövänlig är i dagens samhälle en klassfråga. </text:p>
      <text:p text:style-name="P22"/>
      <text:p text:style-name="P22"/>
      <text:p text:style-name="P22"/>
      <text:p text:style-name="P22">För energibesparingar -</text:p>
      <text:p text:style-name="P24">Jag tror på personligt ansvar och att de som har mest kan göra störst skillnad genom att skära ner på deras överflödiga användande av energi. Resor, konsumtion, transport, hur många fastigheter man äger och så vidare. Vi behöver inte äga flera bilar, göra resor till andra länder i onödan eller liknande. Det finns kläder på denna planet för att klä oss i flera generationer framöver. Återanvänd, och reducera användandet av allt som kräver extra resurser. <text:s/></text:p>
      <text:p text:style-name="P22"/>
      <text:p text:style-name="P22"/>
      <text:p text:style-name="P22"/>
      <text:p text:style-name="P25">#4 Hållbarhetens moral</text:p>
      <text:p text:style-name="P25"/>
      <text:p text:style-name="P26">Individers ansvar</text:p>
      <text:p text:style-name="P27">Alla system är uppbyggda av individer. Idéer och samhällsnormer kan dessutom sprida sig. Det finns många exempel på hur samhällsförändringar sprider sig från individer för att sedan bli en samhällsnorm. Språk är ett bra exempel. Många språkförändringar har startat som trender- <text:s/>och trender måste starta någonstans. </text:p>
      <text:p text:style-name="P26"/>
      <text:p text:style-name="P26"/>
      <text:p text:style-name="P26">Samhällets ansvar</text:p>
      <text:p text:style-name="P28">Att låta individer ha ansvar för samhällsförändring gör att det hela tiden blir en klassfråga att påverka. De som inte har några medel har ingen påverkan. Samtidigt är de personer med minst medel oftast de mest lättinfluerade. </text:p>
      <text:p text:style-name="P28">När ansvar forslas över på individer kan stora företag gå skottfria och till och med tjäna pengar på att skuldbelägga individer för deras konsumtion genom marknadsföring och lobbyism. Är du säker på att du inte vill betala 129 kronor extra för att <text:span text:style-name="T12">klimatkompensera</text:span>? <text:line-break/>Vill du kanske betala 25% dyrare för spagetti med en grön märkning? <text:line-break/>Företag ges i flera led incitament för att skapa certifiering, marknadsföring och skeva bilder av verkligheten för att de vet att produkter som <text:span text:style-name="T12">ser </text:span>bra ut säljer för bra penga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515066" officeooo:paragraph-rsid="00515066"/>
    </style:style>
    <style:style style:name="MP2" style:family="paragraph" style:parent-style-name="Header">
      <style:paragraph-properties fo:text-align="end" style:justify-single-word="false"/>
      <style:text-properties officeooo:rsid="00553445" officeooo:paragraph-rsid="0055344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MP1"/>
      </style:header-left>
      <style:header-first>
        <text:p text:style-name="MP2">Oskar Norin</text:p>
        <text:p text:style-name="MP2">Datateknik EITA20</text:p>
        <text:p text:style-name="MP2">2025-11-12</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2T13:18:33.003081600</meta:creation-date>
    <dc:date>2025-11-12T17:21:38.575388800</dc:date>
    <meta:editing-duration>PT3H5M21S</meta:editing-duration>
    <meta:editing-cycles>53</meta:editing-cycles>
    <meta:generator>LibreOffice/25.8.2.2$Windows_X86_64 LibreOffice_project/d401f2107ccab8f924a8e2df40f573aab7605b6f</meta:generator>
    <meta:document-statistic meta:table-count="0" meta:image-count="0" meta:object-count="0" meta:page-count="3" meta:paragraph-count="43" meta:word-count="922" meta:character-count="6026" meta:non-whitespace-character-count="5123"/>
  </office:meta>
</office:document-meta>
</file>